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11-11" calcext:value-type="date">
            <text:p>2018-11-1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date" office:date-value="2018-11-12" calcext:value-type="date">
            <text:p>2018-11-1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13" calcext:value-type="date">
            <text:p>2018-11-1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14" calcext:value-type="date">
            <text:p>2018-11-1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15" calcext:value-type="date">
            <text:p>2018-11-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16" calcext:value-type="date">
            <text:p>2018-11-1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date" office:date-value="2018-11-17" calcext:value-type="date">
            <text:p>2018-11-17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date" office:date-value="2018-11-18" calcext:value-type="date">
            <text:p>2018-11-1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date" office:date-value="2018-11-19" calcext:value-type="date">
            <text:p>2018-11-19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20" calcext:value-type="date">
            <text:p>2018-11-2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21" calcext:value-type="date">
            <text:p>2018-11-2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22" calcext:value-type="date">
            <text:p>2018-11-2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23" calcext:value-type="date">
            <text:p>2018-11-2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date" office:date-value="2018-11-24" calcext:value-type="date">
            <text:p>2018-11-2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rogramozás bef.</text:p>
          </table:table-cell>
        </table:table-row>
        <table:table-row table:style-name="ro1">
          <table:table-cell office:value-type="date" office:date-value="2018-11-25" calcext:value-type="date">
            <text:p>2018-11-2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date" office:date-value="2018-11-26" calcext:value-type="date">
            <text:p>2018-11-2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27" calcext:value-type="date">
            <text:p>2018-11-2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28" calcext:value-type="date">
            <text:p>2018-11-28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29" calcext:value-type="date">
            <text:p>2018-11-29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1-30" calcext:value-type="date">
            <text:p>2018-11-3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date" office:date-value="2018-12-01" calcext:value-type="date">
            <text:p>2018-12-0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date" office:date-value="2018-12-02" calcext:value-type="date">
            <text:p>2018-12-0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date" office:date-value="2018-12-03" calcext:value-type="date">
            <text:p>2018-12-0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04" calcext:value-type="date">
            <text:p>2018-12-0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05" calcext:value-type="date">
            <text:p>2018-12-0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06" calcext:value-type="date">
            <text:p>2018-12-0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07" calcext:value-type="date">
            <text:p>2018-12-0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date" office:date-value="2018-12-08" calcext:value-type="date">
            <text:p>2018-12-0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. fejezet bef.</text:p>
          </table:table-cell>
        </table:table-row>
        <table:table-row table:style-name="ro1">
          <table:table-cell office:value-type="date" office:date-value="2018-12-09" calcext:value-type="date">
            <text:p>2018-12-09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date" office:date-value="2018-12-10" calcext:value-type="date">
            <text:p>2018-12-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-2. fejezet bef.</text:p>
          </table:table-cell>
        </table:table-row>
        <table:table-row table:style-name="ro1">
          <table:table-cell office:value-type="date" office:date-value="2018-12-11" calcext:value-type="date">
            <text:p>2018-12-1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12" calcext:value-type="date">
            <text:p>2018-12-1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13" calcext:value-type="date">
            <text:p>2018-12-1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14" calcext:value-type="date">
            <text:p>2018-12-1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date" office:date-value="2018-12-15" calcext:value-type="date">
            <text:p>2018-12-1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date" office:date-value="2018-12-16" calcext:value-type="date">
            <text:p>2018-12-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3. fejezet bef.</text:p>
          </table:table-cell>
        </table:table-row>
        <table:table-row table:style-name="ro1">
          <table:table-cell office:value-type="date" office:date-value="2018-12-17" calcext:value-type="date">
            <text:p>2018-12-1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19" calcext:value-type="date">
            <text:p>2018-12-19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20" calcext:value-type="date">
            <text:p>2018-12-2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date" office:date-value="2018-12-21" calcext:value-type="date">
            <text:p>2018-12-2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date" office:date-value="2018-12-22" calcext:value-type="date">
            <text:p>2018-12-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vezetők, befejezések, tézisek</text:p>
          </table:table-cell>
        </table:table-row>
        <table:table-row table:style-name="ro1">
          <table:table-cell office:value-type="date" office:date-value="2018-12-23" calcext:value-type="date">
            <text:p>2018-12-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8-12-24" calcext:value-type="date">
            <text:p>2018-12-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8-12-25" calcext:value-type="date">
            <text:p>2018-12-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8-12-26" calcext:value-type="date">
            <text:p>2018-12-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8-12-27" calcext:value-type="date">
            <text:p>2018-12-2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8-12-28" calcext:value-type="date">
            <text:p>2018-12-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date" office:date-value="2018-12-29" calcext:value-type="date">
            <text:p>2018-12-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8-12-30" calcext:value-type="date">
            <text:p>2018-12-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8-12-31" calcext:value-type="date">
            <text:p>2018-12-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9-01-01" calcext:value-type="date">
            <text:p>2019-01-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9-01-02" calcext:value-type="date">
            <text:p>2019-01-02</text:p>
          </table:table-cell>
          <table:table-cell table:number-columns-repeated="2"/>
        </table:table-row>
        <table:table-row table:style-name="ro1">
          <table:table-cell office:value-type="date" office:date-value="2019-01-03" calcext:value-type="date">
            <text:p>2019-01-03</text:p>
          </table:table-cell>
          <table:table-cell table:number-columns-repeated="2"/>
        </table:table-row>
        <table:table-row table:style-name="ro1">
          <table:table-cell office:value-type="date" office:date-value="2019-01-04" calcext:value-type="date">
            <text:p>2019-01-04</text:p>
          </table:table-cell>
          <table:table-cell table:number-columns-repeated="2"/>
        </table:table-row>
        <table:table-row table:style-name="ro1">
          <table:table-cell office:value-type="date" office:date-value="2019-01-05" calcext:value-type="date">
            <text:p>2019-01-05</text:p>
          </table:table-cell>
          <table:table-cell table:number-columns-repeated="2"/>
        </table:table-row>
        <table:table-row table:style-name="ro1">
          <table:table-cell office:value-type="date" office:date-value="2019-01-06" calcext:value-type="date">
            <text:p>2019-01-06</text:p>
          </table:table-cell>
          <table:table-cell table:number-columns-repeated="2"/>
        </table:table-row>
        <table:table-row table:style-name="ro1">
          <table:table-cell office:value-type="date" office:date-value="2019-01-07" calcext:value-type="date">
            <text:p>2019-01-07</text:p>
          </table:table-cell>
          <table:table-cell table:number-columns-repeated="2"/>
        </table:table-row>
        <table:table-row table:style-name="ro1">
          <table:table-cell office:value-type="date" office:date-value="2019-01-08" calcext:value-type="date">
            <text:p>2019-01-08</text:p>
          </table:table-cell>
          <table:table-cell table:number-columns-repeated="2"/>
        </table:table-row>
        <table:table-row table:style-name="ro1">
          <table:table-cell office:value-type="date" office:date-value="2019-01-09" calcext:value-type="date">
            <text:p>2019-01-09</text:p>
          </table:table-cell>
          <table:table-cell table:number-columns-repeated="2"/>
        </table:table-row>
        <table:table-row table:style-name="ro1">
          <table:table-cell office:value-type="date" office:date-value="2019-01-10" calcext:value-type="date">
            <text:p>2019-01-10</text:p>
          </table:table-cell>
          <table:table-cell table:number-columns-repeated="2"/>
        </table:table-row>
        <table:table-row table:style-name="ro1">
          <table:table-cell office:value-type="date" office:date-value="2019-01-11" calcext:value-type="date">
            <text:p>2019-01-11</text:p>
          </table:table-cell>
          <table:table-cell table:number-columns-repeated="2"/>
        </table:table-row>
        <table:table-row table:style-name="ro1">
          <table:table-cell office:value-type="date" office:date-value="2019-01-12" calcext:value-type="date">
            <text:p>2019-01-12</text:p>
          </table:table-cell>
          <table:table-cell table:number-columns-repeated="2"/>
        </table:table-row>
        <table:table-row table:style-name="ro1">
          <table:table-cell office:value-type="date" office:date-value="2019-01-13" calcext:value-type="date">
            <text:p>2019-01-13</text:p>
          </table:table-cell>
          <table:table-cell table:number-columns-repeated="2"/>
        </table:table-row>
        <table:table-row table:style-name="ro1">
          <table:table-cell office:value-type="date" office:date-value="2019-01-14" calcext:value-type="date">
            <text:p>2019-01-14</text:p>
          </table:table-cell>
          <table:table-cell table:number-columns-repeated="2"/>
        </table:table-row>
        <table:table-row table:style-name="ro1">
          <table:table-cell office:value-type="date" office:date-value="2019-01-15" calcext:value-type="date">
            <text:p>2019-01-15</text:p>
          </table:table-cell>
          <table:table-cell table:number-columns-repeated="2"/>
        </table:table-row>
        <table:table-row table:style-name="ro1">
          <table:table-cell office:value-type="date" office:date-value="2019-01-16" calcext:value-type="date">
            <text:p>2019-01-16</text:p>
          </table:table-cell>
          <table:table-cell table:number-columns-repeated="2"/>
        </table:table-row>
        <table:table-row table:style-name="ro1">
          <table:table-cell office:value-type="date" office:date-value="2019-01-17" calcext:value-type="date">
            <text:p>2019-01-17</text:p>
          </table:table-cell>
          <table:table-cell table:number-columns-repeated="2"/>
        </table:table-row>
        <table:table-row table:style-name="ro1">
          <table:table-cell office:value-type="date" office:date-value="2019-01-18" calcext:value-type="date">
            <text:p>2019-01-18</text:p>
          </table:table-cell>
          <table:table-cell table:number-columns-repeated="2"/>
        </table:table-row>
        <table:table-row table:style-name="ro1">
          <table:table-cell office:value-type="date" office:date-value="2019-01-19" calcext:value-type="date">
            <text:p>2019-01-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0:00:57.846114559</meta:creation-date>
    <dc:date>2018-11-25T20:05:59.564529622</dc:date>
    <meta:editing-duration>PT5M3S</meta:editing-duration>
    <meta:editing-cycles>3</meta:editing-cycles>
    <meta:generator>LibreOffice/5.1.6.2$Linux_X86_64 LibreOffice_project/10m0$Build-2</meta:generator>
    <meta:document-statistic meta:table-count="1" meta:cell-count="127" meta:object-count="0"/>
  </office:meta>
</office:document-meta>
</file>